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3mm"/>
    </style:style>
    <style:style style:name="co2" style:family="table-column">
      <style:table-column-properties fo:break-before="auto" style:column-width="29.5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73.4mm" svg:height="153.53mm" svg:x="173.07mm" svg:y="172.39mm">
            <loext:p draw:notify-on-update-of-ranges="Sheet1.C2:Sheet1.C20 Sheet1.E2:Sheet1.E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8.63mm" svg:height="165.48mm" svg:x="168.61mm" svg:y="0.53mm">
            <loext:p draw:notify-on-update-of-ranges="Sheet1.C2:Sheet1.C20 Sheet1.D2:Sheet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1310" calcext:value-type="float">
            <text:p>11310</text:p>
          </table:table-cell>
          <table:table-cell table:style-name="ce1" office:value-type="float" office:value="34.8746690183339" calcext:value-type="float">
            <text:p>34,87</text:p>
          </table:table-cell>
          <table:table-cell table:style-name="ce2" table:formula="of:=(1000000*[.D2])/[.C2]" office:value-type="float" office:value="3083.5251121427" calcext:value-type="float">
            <text:p>3083,5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1310" calcext:value-type="float">
            <text:p>11310</text:p>
          </table:table-cell>
          <table:table-cell table:style-name="ce1" office:value-type="float" office:value="10.6156792420763" calcext:value-type="float">
            <text:p>10,62</text:p>
          </table:table-cell>
          <table:table-cell table:style-name="ce2" table:formula="of:=(1000000*[.D3])/[.C3]" office:value-type="float" office:value="938.610012562007" calcext:value-type="float">
            <text:p>938,61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10.3785362314073" calcext:value-type="float">
            <text:p>10,38</text:p>
          </table:table-cell>
          <table:table-cell table:style-name="ce2" table:formula="of:=(1000000*[.D4])/[.C4]" office:value-type="float" office:value="1192.93519901233" calcext:value-type="float">
            <text:p>1192,94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41847" calcext:value-type="float">
            <text:p>41847</text:p>
          </table:table-cell>
          <table:table-cell table:style-name="ce1" office:value-type="float" office:value="9.05212214417399" calcext:value-type="float">
            <text:p>9,05</text:p>
          </table:table-cell>
          <table:table-cell table:formula="of:=(1000000*[.D5])/[.C5]" office:value-type="float" office:value="216.314721346189" calcext:value-type="float">
            <text:p>216,31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dd_sc,rule</text:p>
          </table:table-cell>
          <table:table-cell table:style-name="ce1" office:value-type="float" office:value="60987" calcext:value-type="float">
            <text:p>60987</text:p>
          </table:table-cell>
          <table:table-cell table:style-name="ce1" office:value-type="float" office:value="9.01582418508431" calcext:value-type="float">
            <text:p>9,02</text:p>
          </table:table-cell>
          <table:table-cell table:formula="of:=(1000000*[.D6])/[.C6]" office:value-type="float" office:value="147.831901636157" calcext:value-type="float">
            <text:p>147,8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dd_Word,rule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.32879483856821" calcext:value-type="float">
            <text:p>8,33</text:p>
          </table:table-cell>
          <table:table-cell table:style-name="ce2" table:formula="of:=(1000000*[.D7])/[.C7]" office:value-type="float" office:value="957.332740065312" calcext:value-type="float">
            <text:p>957,3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sc_year,rule</text:p>
          </table:table-cell>
          <table:table-cell office:value-type="float" office:value="41847" calcext:value-type="float">
            <text:p>41847</text:p>
          </table:table-cell>
          <table:table-cell office:value-type="float" office:value="6.03116692664394" calcext:value-type="float">
            <text:p>6,03</text:p>
          </table:table-cell>
          <table:table-cell table:formula="of:=(1000000*[.D8])/[.C8]" office:value-type="float" office:value="144.124236543693" calcext:value-type="float">
            <text:p>144,12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day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5.35038828607379" calcext:value-type="float">
            <text:p>5,35</text:p>
          </table:table-cell>
          <table:table-cell table:style-name="ce2" table:formula="of:=(1000000*[.D9])/[.C9]" office:value-type="float" office:value="1983.82954618976" calcext:value-type="float">
            <text:p>1983,8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45240" calcext:value-type="float">
            <text:p>45240</text:p>
          </table:table-cell>
          <table:table-cell office:value-type="float" office:value="5.35038828607379" calcext:value-type="float">
            <text:p>5,35</text:p>
          </table:table-cell>
          <table:table-cell table:formula="of:=(1000000*[.D10])/[.C10]" office:value-type="float" office:value="118.266761407467" calcext:value-type="float">
            <text:p>118,27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day_Word_year,rule</text:p>
          </table:table-cell>
          <table:table-cell office:value-type="float" office:value="447180" calcext:value-type="float">
            <text:p>447180</text:p>
          </table:table-cell>
          <table:table-cell office:value-type="float" office:value="5.35038828607379" calcext:value-type="float">
            <text:p>5,35</text:p>
          </table:table-cell>
          <table:table-cell table:formula="of:=(1000000*[.D11])/[.C11]" office:value-type="float" office:value="11.9647307260472" calcext:value-type="float">
            <text:p>11,96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d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12])/[.C12]" office:value-type="float" office:value="610.096508165305" calcext:value-type="float">
            <text:p>610,1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day_mon,rule</text:p>
          </table:table-cell>
          <table:table-cell office:value-type="float" office:value="36366" calcext:value-type="float">
            <text:p>36366</text:p>
          </table:table-cell>
          <table:table-cell office:value-type="float" office:value="5.1450504320243" calcext:value-type="float">
            <text:p>5,15</text:p>
          </table:table-cell>
          <table:table-cell table:formula="of:=(1000000*[.D13])/[.C13]" office:value-type="float" office:value="141.479690700773" calcext:value-type="float">
            <text:p>141,48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year_Word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4.58451231543237" calcext:value-type="float">
            <text:p>4,58</text:p>
          </table:table-cell>
          <table:table-cell table:formula="of:=(1000000*[.D14])/[.C14]" office:value-type="float" office:value="405.350337350342" calcext:value-type="float">
            <text:p>405,35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year_word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4.58451231543237" calcext:value-type="float">
            <text:p>4,58</text:p>
          </table:table-cell>
          <table:table-cell table:formula="of:=(1000000*[.D15])/[.C15]" office:value-type="float" office:value="405.350337350342" calcext:value-type="float">
            <text:p>405,35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day_word_sc,rule</text:p>
          </table:table-cell>
          <table:table-cell office:value-type="float" office:value="13485" calcext:value-type="float">
            <text:p>13485</text:p>
          </table:table-cell>
          <table:table-cell office:value-type="float" office:value="4.58451231543237" calcext:value-type="float">
            <text:p>4,58</text:p>
          </table:table-cell>
          <table:table-cell table:formula="of:=(1000000*[.D16])/[.C16]" office:value-type="float" office:value="339.971250680932" calcext:value-type="float">
            <text:p>339,97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day_mon,rule</text:p>
          </table:table-cell>
          <table:table-cell office:value-type="float" office:value="36366" calcext:value-type="float">
            <text:p>36366</text:p>
          </table:table-cell>
          <table:table-cell office:value-type="float" office:value="4.58451231543237" calcext:value-type="float">
            <text:p>4,58</text:p>
          </table:table-cell>
          <table:table-cell table:formula="of:=(1000000*[.D17])/[.C17]" office:value-type="float" office:value="126.065894391255" calcext:value-type="float">
            <text:p>126,07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2sc_dd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4.58451231543237" calcext:value-type="float">
            <text:p>4,58</text:p>
          </table:table-cell>
          <table:table-cell table:formula="of:=(1000000*[.D18])/[.C18]" office:value-type="float" office:value="75.1719598509907" calcext:value-type="float">
            <text:p>75,17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dd_sc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4.58451231543237" calcext:value-type="float">
            <text:p>4,58</text:p>
          </table:table-cell>
          <table:table-cell table:formula="of:=(1000000*[.D19])/[.C19]" office:value-type="float" office:value="75.1719598509907" calcext:value-type="float">
            <text:p>75,17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ddd,rule</text:p>
          </table:table-cell>
          <table:table-cell office:value-type="float" office:value="87000" calcext:value-type="float">
            <text:p>87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0])/[.C20]" office:value-type="float" office:value="52.6955438555445" calcext:value-type="float">
            <text:p>52,7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1310" calcext:value-type="float">
            <text:p>11310</text:p>
          </table:table-cell>
          <table:table-cell table:style-name="ce1" office:value-type="float" office:value="34.8746690183339" calcext:value-type="float">
            <text:p>34,87</text:p>
          </table:table-cell>
          <table:table-cell table:style-name="ce2" table:formula="of:=(1000000*[.D36])/[.C36]" office:value-type="float" office:value="3083.5251121427" calcext:value-type="float">
            <text:p>3083,5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10.3785362314073" calcext:value-type="float">
            <text:p>10,38</text:p>
          </table:table-cell>
          <table:table-cell table:style-name="ce2" table:formula="of:=(1000000*[.D37])/[.C37]" office:value-type="float" office:value="1192.93519901233" calcext:value-type="float">
            <text:p>1192,94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dd_Word,rule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.32879483856821" calcext:value-type="float">
            <text:p>8,33</text:p>
          </table:table-cell>
          <table:table-cell table:style-name="ce2" table:formula="of:=(1000000*[.D38])/[.C38]" office:value-type="float" office:value="957.332740065312" calcext:value-type="float">
            <text:p>957,3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1310" calcext:value-type="float">
            <text:p>11310</text:p>
          </table:table-cell>
          <table:table-cell table:style-name="ce1" office:value-type="float" office:value="10.6156792420763" calcext:value-type="float">
            <text:p>10,62</text:p>
          </table:table-cell>
          <table:table-cell table:style-name="ce2" table:formula="of:=(1000000*[.D39])/[.C39]" office:value-type="float" office:value="938.610012562007" calcext:value-type="float">
            <text:p>938,61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41847" calcext:value-type="float">
            <text:p>41847</text:p>
          </table:table-cell>
          <table:table-cell table:style-name="ce1" office:value-type="float" office:value="9.05212214417399" calcext:value-type="float">
            <text:p>9,05</text:p>
          </table:table-cell>
          <table:table-cell table:formula="of:=(1000000*[.D40])/[.C40]" office:value-type="float" office:value="216.314721346189" calcext:value-type="float">
            <text:p>216,31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1" office:value-type="string" calcext:value-type="string">
            <text:p>Word_dd_sc,rule</text:p>
          </table:table-cell>
          <table:table-cell table:style-name="ce1" office:value-type="float" office:value="60987" calcext:value-type="float">
            <text:p>60987</text:p>
          </table:table-cell>
          <table:table-cell table:style-name="ce1" office:value-type="float" office:value="9.01582418508431" calcext:value-type="float">
            <text:p>9,02</text:p>
          </table:table-cell>
          <table:table-cell table:formula="of:=(1000000*[.D41])/[.C41]" office:value-type="float" office:value="147.831901636157" calcext:value-type="float">
            <text:p>147,8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day_Word,rule</text:p>
          </table:table-cell>
          <table:table-cell office:value-type="float" office:value="2697" calcext:value-type="float">
            <text:p>2697</text:p>
          </table:table-cell>
          <table:table-cell office:value-type="float" office:value="5.35038828607379" calcext:value-type="float">
            <text:p>5,35</text:p>
          </table:table-cell>
          <table:table-cell table:style-name="ce2" table:formula="of:=(1000000*[.D42])/[.C42]" office:value-type="float" office:value="1983.82954618976" calcext:value-type="float">
            <text:p>1983,8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d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43])/[.C43]" office:value-type="float" office:value="610.096508165305" calcext:value-type="float">
            <text:p>610,1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6:Sheet1.E3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2:10:15.3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27S</meta:editing-duration>
    <meta:editing-cycles>4</meta:editing-cycles>
    <meta:generator>LibreOffice/5.2.0.4$Windows_x86 LibreOffice_project/066b007f5ebcc236395c7d282ba488bca6720265</meta:generator>
    <dc:date>2016-08-13T22:16:33.034000000</dc:date>
    <meta:document-statistic meta:table-count="3" meta:cell-count="14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341cm" svg:height="15.354cm" xlink:href=".." xlink:type="simple" chart:class="chart:scatter" chart:style-name="ch1">
        <chart:plot-area chart:style-name="ch2" table:cell-range-address="Sheet1.C2:Sheet1.C20 Sheet1.E2:Sheet1.E20" svg:x="0.546cm" svg:y="0.307cm" svg:width="26.249cm" svg:height="14.74cm">
          <chartooo:coordinate-region svg:x="1.538cm" svg:y="0.506cm" svg:width="24.7cm" svg:height="13.8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20" chart:class="chart:scatter">
            <chart:domain table:cell-range-address="Sheet1.C2:Sheet1.C20"/>
            <chart:mean-value chart:style-name="ch6"/>
            <chart:regression-curve chart:style-name="ch7"/>
            <chart:data-point chart:repeated="5"/>
            <chart:data-point chart:style-name="ch8"/>
            <chart:data-point chart:repeated="4"/>
            <chart:data-point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10">
                <text:p>11310</text:p>
                <draw:g>
                  <svg:desc>Sheet1.C2:Sheet1.C20</svg:desc>
                </draw:g>
              </table:table-cell>
              <table:table-cell office:value-type="float" office:value="3083.5251121427">
                <text:p>3083.5251121427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10">
                <text:p>11310</text:p>
              </table:table-cell>
              <table:table-cell office:value-type="float" office:value="938.610012562007">
                <text:p>938.610012562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00">
                <text:p>8700</text:p>
              </table:table-cell>
              <table:table-cell office:value-type="float" office:value="1192.93519901233">
                <text:p>1192.93519901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847">
                <text:p>41847</text:p>
              </table:table-cell>
              <table:table-cell office:value-type="float" office:value="216.314721346189">
                <text:p>216.314721346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987">
                <text:p>60987</text:p>
              </table:table-cell>
              <table:table-cell office:value-type="float" office:value="147.831901636157">
                <text:p>147.831901636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0">
                <text:p>8700</text:p>
              </table:table-cell>
              <table:table-cell office:value-type="float" office:value="957.332740065312">
                <text:p>957.332740065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847">
                <text:p>41847</text:p>
              </table:table-cell>
              <table:table-cell office:value-type="float" office:value="144.124236543693">
                <text:p>144.124236543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7">
                <text:p>2697</text:p>
              </table:table-cell>
              <table:table-cell office:value-type="float" office:value="1983.82954618976">
                <text:p>1983.82954618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40">
                <text:p>45240</text:p>
              </table:table-cell>
              <table:table-cell office:value-type="float" office:value="118.266761407467">
                <text:p>118.266761407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180">
                <text:p>447180</text:p>
              </table:table-cell>
              <table:table-cell office:value-type="float" office:value="11.9647307260472">
                <text:p>11.9647307260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0">
                <text:p>8700</text:p>
              </table:table-cell>
              <table:table-cell office:value-type="float" office:value="610.096508165305">
                <text:p>610.096508165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366">
                <text:p>36366</text:p>
              </table:table-cell>
              <table:table-cell office:value-type="float" office:value="141.479690700773">
                <text:p>141.479690700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10">
                <text:p>11310</text:p>
              </table:table-cell>
              <table:table-cell office:value-type="float" office:value="405.350337350342">
                <text:p>405.350337350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10">
                <text:p>11310</text:p>
              </table:table-cell>
              <table:table-cell office:value-type="float" office:value="405.350337350342">
                <text:p>405.350337350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85">
                <text:p>13485</text:p>
              </table:table-cell>
              <table:table-cell office:value-type="float" office:value="339.971250680932">
                <text:p>339.971250680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66">
                <text:p>36366</text:p>
              </table:table-cell>
              <table:table-cell office:value-type="float" office:value="126.065894391255">
                <text:p>126.065894391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987">
                <text:p>60987</text:p>
              </table:table-cell>
              <table:table-cell office:value-type="float" office:value="75.1719598509907">
                <text:p>75.1719598509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987">
                <text:p>60987</text:p>
              </table:table-cell>
              <table:table-cell office:value-type="float" office:value="75.1719598509907">
                <text:p>75.1719598509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000">
                <text:p>87000</text:p>
              </table:table-cell>
              <table:table-cell office:value-type="float" office:value="52.6955438555445">
                <text:p>52.6955438555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64cm" svg:height="16.549cm" xlink:href=".." xlink:type="simple" chart:class="chart:scatter" chart:style-name="ch1">
        <chart:plot-area chart:style-name="ch2" table:cell-range-address="Sheet1.C2:Sheet1.D20" svg:x="0.517cm" svg:y="0.33cm" svg:width="24.83cm" svg:height="15.889cm">
          <chartooo:coordinate-region svg:x="1.138cm" svg:y="0.529cm" svg:width="23.652cm" svg:height="15.04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0" chart:class="chart:scatter">
            <chart:domain table:cell-range-address="Sheet1.C2:Sheet1.C20"/>
            <chart:mean-value chart:style-name="ch6"/>
            <chart:regression-curve chart:style-name="ch7"/>
            <chart:data-point chart:repeated="5"/>
            <chart:data-point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10">
                <text:p>11310</text:p>
                <draw:g>
                  <svg:desc>Sheet1.C2:Sheet1.C20</svg:desc>
                </draw:g>
              </table:table-cell>
              <table:table-cell office:value-type="float" office:value="34.8746690183339">
                <text:p>34.8746690183339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10">
                <text:p>11310</text:p>
              </table:table-cell>
              <table:table-cell office:value-type="float" office:value="10.6156792420763">
                <text:p>10.6156792420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00">
                <text:p>8700</text:p>
              </table:table-cell>
              <table:table-cell office:value-type="float" office:value="10.3785362314073">
                <text:p>10.3785362314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847">
                <text:p>41847</text:p>
              </table:table-cell>
              <table:table-cell office:value-type="float" office:value="9.05212214417399">
                <text:p>9.05212214417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987">
                <text:p>60987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0">
                <text:p>8700</text:p>
              </table:table-cell>
              <table:table-cell office:value-type="float" office:value="8.32879483856821">
                <text:p>8.32879483856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847">
                <text:p>41847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7">
                <text:p>2697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40">
                <text:p>4524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180">
                <text:p>44718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0">
                <text:p>87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366">
                <text:p>36366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10">
                <text:p>1131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10">
                <text:p>1131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85">
                <text:p>1348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66">
                <text:p>36366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987">
                <text:p>60987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987">
                <text:p>60987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000">
                <text:p>87000</text:p>
              </table:table-cell>
              <table:table-cell office:value-type="float" office:value="4.58451231543237">
                <text:p>4.58451231543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